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רגיל" style:master-page-name="MP0" style:family="paragraph">
      <style:paragraph-properties fo:break-before="page"/>
    </style:style>
    <style:style style:name="T2" style:parent-style-name="גופןברירתהמחדלשלפיסקה" style:family="text">
      <style:text-properties fo:font-weight="bold" style:font-weight-asian="bold" style:font-weight-complex="bold"/>
    </style:style>
    <style:style style:name="P3" style:parent-style-name="פיסקתרשימה" style:list-style-name="LFO1" style:family="paragraph"/>
    <style:style style:name="P4" style:parent-style-name="פיסקתרשימה" style:list-style-name="LFO2" style:family="paragraph"/>
    <style:style style:name="P5" style:parent-style-name="פיסקתרשימה" style:list-style-name="LFO2" style:family="paragraph"/>
    <style:style style:name="P6" style:parent-style-name="פיסקתרשימה" style:list-style-name="LFO2" style:family="paragraph"/>
    <style:style style:name="P7" style:parent-style-name="פיסקתרשימה" style:list-style-name="LFO2" style:family="paragraph"/>
    <style:style style:name="P8" style:parent-style-name="פיסקתרשימה" style:list-style-name="LFO2" style:family="paragraph"/>
    <style:style style:name="P9" style:parent-style-name="פיסקתרשימה" style:list-style-name="LFO2" style:family="paragraph"/>
    <style:style style:name="P10" style:parent-style-name="פיסקתרשימה" style:list-style-name="LFO2" style:family="paragraph"/>
    <style:style style:name="P11" style:parent-style-name="פיסקתרשימה" style:list-style-name="LFO2" style:family="paragraph"/>
    <style:style style:name="P12" style:parent-style-name="פיסקתרשימה" style:list-style-name="LFO1" style:family="paragraph"/>
    <style:style style:name="P13" style:parent-style-name="פיסקתרשימה" style:list-style-name="LFO1" style:family="paragraph"/>
    <style:style style:name="P14" style:parent-style-name="פיסקתרשימה" style:list-style-name="LFO1" style:family="paragraph"/>
    <style:style style:name="P15" style:parent-style-name="פיסקתרשימה" style:list-style-name="LFO1" style:family="paragraph"/>
    <style:style style:name="P16" style:parent-style-name="פיסקתרשימה" style:list-style-name="LFO1" style:family="paragraph"/>
    <style:style style:name="P17" style:parent-style-name="פיסקתרשימה" style:list-style-name="LFO1" style:family="paragraph"/>
    <style:style style:name="P18" style:parent-style-name="פיסקתרשימה" style:list-style-name="LFO1" style:family="paragraph"/>
    <style:style style:name="P19" style:parent-style-name="פיסקתרשימה" style:list-style-name="LFO1" style:family="paragraph"/>
    <style:style style:name="P20" style:parent-style-name="פיסקתרשימה" style:family="paragraph">
      <style:paragraph-properties fo:margin-left="0.25in">
        <style:tab-stops/>
      </style:paragraph-properties>
    </style:style>
  </office:automatic-styles>
  <office:body>
    <office:text text:use-soft-page-breaks="true">
      <text:p text:style-name="P1">התנהלות החברה לפי כל פרויקט:</text:p>
      <text:p text:style-name="רגיל">כלומר האתר מוצג בצורה של פרויקטים (אתרי בניה), ו<text:span text:style-name="T2">לכל פרויקט</text:span><text:s/>יש צורך לעדכן את הדברים הבאים:</text:p>
      <text:list text:style-name="LFO1" text:continue-numbering="true">
        <text:list-item>
          <text:p text:style-name="P3">יומן מעקב יומי- כלומר יומן מעקב ובו ממלאים בכל יום את הפרטים הבאים:</text:p>
        </text:list-item>
      </text:list>
      <text:list text:style-name="LFO2" text:continue-numbering="true">
        <text:list-item>
          <text:p text:style-name="P4"><text:s/>תאריך</text:p>
        </text:list-item>
        <text:list-item>
          <text:p text:style-name="P5">פרוט העבודה שנעשתה באותו יום</text:p>
        </text:list-item>
        <text:list-item>
          <text:p text:style-name="P6">כלים שהשתמשו בהם</text:p>
        </text:list-item>
        <text:list-item>
          <text:p text:style-name="P7">ציוד שהשתמשו בו</text:p>
        </text:list-item>
        <text:list-item>
          <text:p text:style-name="P8">חומרים<text:s/></text:p>
        </text:list-item>
        <text:list-item>
          <text:p text:style-name="P9">הערות- כגון הספקים או אי הספקים בגלל אילוצים (מזג האוויר)</text:p>
        </text:list-item>
        <text:list-item>
          <text:p text:style-name="P10">פרוט הקבלן+ תפקידו (אין צורך לפרט את העובדים לכל קבלן יש את העובדים איתם הוא עובד באופן קבוע)</text:p>
        </text:list-item>
        <text:list-item>
          <text:p text:style-name="P11">פרוט שעות העבודה של אותו יום (שעות ההגעה של הפועלים לאתר)</text:p>
        </text:list-item>
      </text:list>
      <text:list text:style-name="LFO1" text:continue-numbering="true">
        <text:list-item>
          <text:p text:style-name="P12">ישנה תוכנה קיימת שנקראת 'בינארית' שהיא מחשבת כמויות של חומרים<text:s/></text:p>
        </text:list-item>
        <text:list-item>
          <text:p text:style-name="P13">פניה לספקים לגבי חומרים וכלים (כגון כלים סניטרים ורשתות) ובדיקת הצעות מחיר לשם כך יש צורך להכין תבניות מוכנות של הזמנות והצעות מחיר<text:s/><text:line-break/>באתר יהיו מוצגים שמות של חברות גדולות שאיתם החברה עובדת לצורך אמינות ומיתוג<text:line-break/>לדאוג שתהיה רשימה מסודרת של אנשי קשר (ספקים/קבלנים) איתם עובדים בד"כ<text:line-break/>יש לבדוק עם המנהל אם הוא רוצה שתהיה גישה לספקים לפרסם את עצמם באתר<text:line-break/></text:p>
        </text:list-item>
      </text:list>
      <text:p text:style-name="פיסקתרשימה">לכל ספק יש ליצור דף עם הפרטים המדוייקים עליו ועל חברתו כגון רואה חשבון וכו על מנת שבמקרה של תקלה יוכלו לפנות לחברה בצורה מסודרת- להכניס עם הרשאה.<text:s/>פרסומות לא רק לספקים אלא גם למטבחים וכדו</text:p>
      <text:list text:style-name="LFO1" text:continue-numbering="true">
        <text:list-item>
          <text:p text:style-name="P14">ישנו דף חישובים בו כותבים לכל אתר את פרטי החשבוניות והעלויות (כגון: סכום לפני ואחרי מע"מ, מספר צ'ק, מספר חשבונית וכו) לכל ספק וכך ניתן לדעת כמה כסף יש לשלם לכל ספק עבור כל פרויקט</text:p>
        </text:list-item>
        <text:list-item>
          <text:p text:style-name="P15">יש להכין תקיה/ כרטסיה קבועה שבה יהיו מוצגים כל המסמכים הקשורים להרשמות למכרזים כגון ניהול ספרים מס הכנסה ניהול חשבונות וכו<text:s/>-קישורים למס הכנסה,<text:s/></text:p>
        </text:list-item>
        <text:list-item>
          <text:p text:style-name="P16"><text:s/>רשימת דיירים עם הפרטים שלהם:<text:line-break/>שם, טלפון, מייל וכו וכן,תוכניות בניה, שינויים, הדמיות, לו"ז התקדמות וכו</text:p>
        </text:list-item>
        <text:list-item>
          <text:p text:style-name="P17">יש לבדוק עם המנהל האם ברצונו לספק לכל לקוח גישת הרשאה ל"תיק" האישי שלו כשי שכל לקוח יוכל לצפות בהתקדמות הפרויקט<text:s/></text:p>
        </text:list-item>
        <text:list-item>
          <text:p text:style-name="P18">לו"ז התקדמות- כי התשלום מגיע לחברה לפי ההתקדמות של האתר</text:p>
        </text:list-item>
        <text:list-item>
          <text:p text:style-name="P19">(הדמיות וסיור וירטואלי-לאפשר למי שמפרסם לשים קישור</text:p>
        </text:list-item>
      </text:list>
      <text:p text:style-name="P20"/>
      <text:p text:style-name="פיסקתרשימה">שנת בדק- במהלך שנה אחת מרגע קבלת הדירה החברה מספקת אחריות ופתרון לבעיות שמתגלות על הבעיות הגדולות והקטנות יש לדווח לחברה והם שולחים אנשי מקצוע בהתאם לדחיפות של המקרה כמו כן כל דייר מקבל תופס/מסמך שבו הוא אמור למלא האם יש ליקויים הדורשים תיקון<text:line-break/>בסוף שנת הבדק ניתן להכריז על הפרויקט כגמור.</text:p>
      <text:p text:style-name="פיסקתרשימה">תחתח הלשונית של שנת בדק יהיה את המסמך והודעות כלומר-</text:p>
      <text:p text:style-name="פיסקתרשימה">אפשרות לשליחת הודעה בין הדיירים</text:p>
      <text:p text:style-name="פיסקתרשימה"/>
      <text:p text:style-name="פיסקתרשימה"/>
      <text:p text:style-name="פיסקתרשימה"/>
      <text:p text:style-name="פיסקתרשימה"/>
      <text:p text:style-name="Normal"/>
      <text:p text:style-name="Normal"/>
      <text:p text:style-name="Normal">להכניס התראות ללוח הזמנים במקרה של תקלה וישלח מייל למנהל<text:s/></text:p>
      <text:p text:style-name="Normal">כרגע מתנהל:</text:p>
      <text:p text:style-name="Normal">המזכירה<text:s/></text:p>
      <text:p text:style-name="Normal">לדוג אם לא נעשתה עבודת טיח זה יעדכן את היומן<text:s/></text:p>
      <text:p text:style-name="Normal"/>
      <text:p text:style-name="Normal">ישנה רשימת ספקים, הצעות מחיר/הזמנות,<text:s/></text:p>
      <text:p text:style-name="Normal">רשימת ספקים- כדי שיהיה גישה נוחה לכל הספקים לדוג לברכות או להצעות מחיר</text:p>
      <text:p text:style-name="Normal">פירסום של ספקים- רוצה<text:s/></text:p>
      <text:p text:style-name="פיסקתרשימה"/>
      <text:p text:style-name="פיסקתרשימה"><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Normal" style:display-name="Normal" style:family="paragraph">
      <style:paragraph-properties style:writing-mode="rl-tb"/>
      <style:text-properties fo:hyphenate="true"/>
    </style:style>
    <style:style style:name="DefaultParagraphFont" style:display-name="Default Paragraph Font" style:family="text"/>
    <style:style style:name="רגיל" style:display-name="רגיל" style:family="paragraph">
      <style:paragraph-properties style:writing-mode="rl-tb"/>
      <style:text-properties fo:hyphenate="false"/>
    </style:style>
    <style:style style:name="גופןברירתהמחדלשלפיסקה" style:display-name="גופן ברירת המחדל של פיסקה" style:family="text"/>
    <style:style style:name="פיסקתרשימה" style:display-name="פיסקת רשימה" style:family="paragraph" style:parent-style-name="רגיל">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Courier New"/>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rl-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הדס אזולאי</meta:initial-creator>
    <dc:creator>למידה מרחוק - מעלות - אביה פרחי</dc:creator>
    <meta:creation-date>2021-01-26T17:12:00Z</meta:creation-date>
    <dc:date>2021-02-11T20:08:00Z</dc:date>
    <meta:template xlink:href="Normal" xlink:type="simple"/>
    <meta:editing-cycles>3</meta:editing-cycles>
    <meta:editing-duration>PT2340S</meta:editing-duration>
    <meta:document-statistic meta:page-count="1" meta:paragraph-count="4" meta:word-count="392" meta:character-count="2351" meta:row-count="16" meta:non-whitespace-character-count="1963"/>
  </office:meta>
</office:document-meta>
</file>